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E9800001CA1000005CA923763AE09D71344.svg" manifest:media-type="image/svg+xml"/>
  <manifest:file-entry manifest:full-path="Pictures/100002010000015A00000046A6ED48C8BFEB70AB.png" manifest:media-type="image/pn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14" style:family="paragraph" style:parent-style-name="Contents_20_1">
      <style:paragraph-properties>
        <style:tab-stops>
          <style:tab-stop style:position="15.251cm" style:type="right" style:leader-style="dotted" style:leader-text="."/>
        </style:tab-stops>
      </style:paragraph-properties>
    </style:style>
    <style:style style:name="P15" style:family="paragraph" style:parent-style-name="Contents_20_2">
      <style:paragraph-properties>
        <style:tab-stops>
          <style:tab-stop style:position="14.751cm" style:type="right" style:leader-style="dotted" style:leader-text="."/>
        </style:tab-stops>
      </style:paragraph-properties>
    </style:style>
    <style:style style:name="P16" style:family="paragraph" style:parent-style-name="Contents_20_3">
      <style:paragraph-properties>
        <style:tab-stops>
          <style:tab-stop style:position="14.252cm" style:type="right" style:leader-style="dotted" style:leader-text="."/>
        </style:tab-stops>
      </style:paragraph-properties>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Contents_20_1">
      <style:paragraph-properties>
        <style:tab-stops>
          <style:tab-stop style:position="15.251cm" style:type="right" style:leader-style="dotted" style:leader-text="."/>
        </style:tab-stops>
      </style:paragraph-properties>
    </style:style>
    <style:style style:name="P20" style:family="paragraph" style:parent-style-name="Contents_20_2">
      <style:paragraph-properties>
        <style:tab-stops>
          <style:tab-stop style:position="14.751cm" style:type="right" style:leader-style="dotted" style:leader-text="."/>
        </style:tab-stops>
      </style:paragraph-properties>
    </style:style>
    <style:style style:name="P21" style:family="paragraph" style:parent-style-name="Contents_20_3">
      <style:paragraph-properties>
        <style:tab-stops>
          <style:tab-stop style:position="14.252cm" style:type="right" style:leader-style="dotted" style:leader-text="."/>
        </style:tab-stops>
      </style:paragraph-properties>
    </style:style>
    <style:style style:name="P22" style:family="paragraph" style:parent-style-name="Contents_20_4">
      <style:paragraph-properties>
        <style:tab-stops>
          <style:tab-stop style:position="13.753cm" style:type="right" style:leader-style="dotted" style:leader-text="."/>
        </style:tab-stops>
      </style:paragraph-properties>
    </style:style>
    <style:style style:name="P23" style:family="paragraph" style:parent-style-name="Heading_20_1" style:master-page-name="MP0">
      <style:paragraph-properties style:page-number="auto"/>
    </style:style>
    <style:style style:name="P24" style:family="paragraph" style:parent-style-name="Heading_20_2">
      <style:paragraph-properties fo:margin-left="0cm" fo:margin-right="0cm" fo:text-indent="0cm" style:auto-text-indent="false"/>
    </style:style>
    <style:style style:name="P25" style:family="paragraph" style:parent-style-name="Related_20_Work" style:list-style-name="BulletedList"/>
    <style:style style:name="P26" style:family="paragraph" style:parent-style-name="Related_20_Work" style:list-style-name="BulletedList" style:master-page-name="">
      <style:paragraph-properties style:page-number="auto"/>
    </style:style>
    <style:style style:name="P27" style:family="paragraph" style:parent-style-name="Standard" style:list-style-name="Appendix"/>
    <style:style style:name="P28" style:family="paragraph" style:parent-style-name="Standard" style:list-style-name="Numbering_20_1">
      <style:paragraph-properties fo:margin-top="0cm" fo:margin-bottom="0.152cm"/>
    </style:style>
    <style:style style:name="P29" style:family="paragraph" style:parent-style-name="Text_20_body" style:list-style-name="Document_20_Conformance"/>
    <style:style style:name="P30" style:family="paragraph" style:parent-style-name="Text_20_body" style:list-style-name="Generator_20_Conformance"/>
    <style:style style:name="P31" style:family="paragraph" style:parent-style-name="Text_20_body" style:list-style-name="Processor_20_Conformance"/>
    <style:style style:name="P32" style:family="paragraph" style:parent-style-name="Text_20_body" style:list-style-name="BulletedList"/>
    <style:style style:name="P33" style:family="paragraph" style:parent-style-name="Text_20_body" style:list-style-name="L1"/>
    <style:style style:name="P34" style:family="paragraph" style:parent-style-name="Text_20_body" style:list-style-name="Numbering_20_1"/>
    <style:style style:name="P35"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fo:font-style="italic" style:font-style-asian="italic" style:font-style-complex="italic"/>
    </style:style>
    <style:style style:name="T13" style:family="text">
      <style:text-properties fo:color="#000000"/>
    </style:style>
    <style:style style:name="T14" style:family="text">
      <style:text-properties fo:language="en" fo:country="US" style:language-complex="ar" style:country-complex="SA"/>
    </style:style>
    <style:style style:name="T15" style:family="text">
      <style:text-properties style:font-name="Courier New" fo:background-color="transparent"/>
    </style:style>
    <style:style style:name="T16" style:family="text">
      <style:text-properties fo:font-weight="normal" style:font-weight-asian="normal" style:font-weight-complex="normal"/>
    </style:style>
    <style:style style:name="T17" style:family="text">
      <style:text-properties style:font-name="Liberation Sans1"/>
    </style:style>
    <style:style style:name="T18" style:family="text">
      <style:text-properties fo:font-style="normal" style:font-style-asian="normal" style:font-style-complex="normal"/>
    </style:style>
    <style:style style:name="T19"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11.1cm" svg:height="2.221cm" draw:z-index="0"><draw:image xlink:href="Pictures/10000E9800001CA1000005CA923763AE09D71344.svg" xlink:type="simple" xlink:show="embed" xlink:actuate="onLoad"/>
     <draw:image xlink:href="Pictures/100002010000015A00000046A6ED48C8BFEB70AB.png" xlink:type="simple" xlink:show="embed" xlink:actuate="onLoad"/>
    </draw:frame></text:p>
      <text:p text:style-name="Title">Open Document Format for Office Applications (OpenDocument) Version 1.3. Part 2: Packages</text:p>
      <text:p text:style-name="Subtitle">OASIS Standard</text:p>
      <text:p text:style-name="P13">27 April 2021</text:p>
      <text:p text:style-name="Title_20_page_20_info">This stage:</text:p>
      <text:p text:style-name="Title_20_page_20_info_20_description"><text:a xlink:type="simple" xlink:href="https://docs.oasis-open.org/office/OpenDocument/v1.3/os/part2-packages/OpenDocument-v1.3-os-part2-packages.odt" text:style-name="Internet_20_link" text:visited-style-name="Visited_20_Internet_20_Link">https://docs.oasis-open.org/office/OpenDocument/v1.3/os/part2-packages/OpenDocument-v1.3-os-part2-packages.odt</text:a> (Authoritative)</text:p>
      <text:p text:style-name="Title_20_page_20_info_20_description"><text:a xlink:type="simple" xlink:href="https://docs.oasis-open.org/office/OpenDocument/v1.3/os/part2-packages/OpenDocument-v1.3-os-part2-packages.html" text:style-name="Internet_20_link" text:visited-style-name="Visited_20_Internet_20_Link"><text:span text:style-name="T17">https://docs.oasis-open.org/office/OpenDocument/v1.3/os/part2-packages/OpenDocument-v1.3-os-part2-packages.html</text:span></text:a></text:p>
      <text:p text:style-name="Title_20_page_20_info_20_description"><text:a xlink:type="simple" xlink:href="https://docs.oasis-open.org/office/OpenDocument/v1.3/os/part2-packages/OpenDocument-v1.3-os-part2-packages.pdf" text:style-name="Internet_20_link" text:visited-style-name="Visited_20_Internet_20_Link"><text:span text:style-name="T17">https://docs.oasis-open.org/office/OpenDocument/v1.3/os/part2-packages/OpenDocument-v1.3-os-part2-packages.pdf</text:span></text:a></text:p>
      <text:p text:style-name="Title_20_page_20_info">Previous stage:</text:p>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 (Authoritative)</text:p>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text:p>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17">https://docs.oasis-open.org/office/OpenDocument/v1.3/cs02/part2-packages/OpenDocument-v1.3-cs02-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7">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7">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7">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7">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757503353" text:style-name="BulletedList">
        <text:list-item>
          <text:p text:style-name="P26"><text:span text:style-name="T12">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25"><text:soft-page-break/><text:span text:style-name="T12">Open Document Format for Office Applications (OpenDocument) Version 1.3. Part 2: Packages</text:span>. <text:span text:style-name="T18">(this part)</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25"><text:span text:style-name="T12">Open Document Format for Office Applications (OpenDocument) Version 1.3. Part 3: OpenDocument Schema</text:span><text:span text:style-name="T18">.</text:span> <text:a xlink:type="simple" xlink:href="https://docs.oasis-open.org/office/OpenDocument/v1.3/os/part3-schema/OpenDocument-v1.3-os-part3-schema.html" text:style-name="Internet_20_link" text:visited-style-name="Visited_20_Internet_20_Link"><text:span text:style-name="T17">https://docs.oasis-open.org/office/OpenDocument/v1.3/os/part3-schema/OpenDocument-v1.3-os-part3-schema.html</text:span></text:a>.</text:p>
        </text:list-item>
        <text:list-item>
          <text:p text:style-name="P25"><text:span text:style-name="T12">Open Document Format for Office Applications (OpenDocument) Version 1.3. Part 4: Recalculated Formula (OpenFormula) Forma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25">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5"><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2">Open Document Format for Office Applications (OpenDocument) Version 1.3. Part 2: Packages</text:span>. Edited by Francis Cave, Patrick Durusau, Svante Schubert and Michael Stahl. <text:span text:style-name="T6">27 April 2021. OASIS Standard</text:span>. <text:a xlink:type="simple" xlink:href="https://docs.oasis-open.org/office/OpenDocument/v1.3/os/part2-packages/OpenDocument-v1.3-os-part2-packages.html" text:style-name="Internet_20_link" text:visited-style-name="Visited_20_Internet_20_Link"><text:span text:style-name="T17">https://docs.oasis-open.org/office/OpenDocument/v1.3/os/part2-packages/OpenDocument-v1.3-os-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1.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4"><text:a xlink:type="simple" xlink:href="#__RefHeading__1663_2066116382" text:style-name="Index_20_Link" text:visited-style-name="Index_20_Link">1 <text:s text:c="2"/>Introduction<text:tab/>7</text:a></text:p>
          <text:p text:style-name="P15"><text:a xlink:type="simple" xlink:href="#__RefHeading___Toc3425783_125451375" text:style-name="Index_20_Link" text:visited-style-name="Index_20_Link">1.1 <text:s text:c="2"/>Introduction<text:tab/>7</text:a></text:p>
          <text:p text:style-name="P15"><text:a xlink:type="simple" xlink:href="#__RefHeading__752779_826425813" text:style-name="Index_20_Link" text:visited-style-name="Index_20_Link">1.2 <text:s text:c="2"/>Terminology<text:tab/>7</text:a></text:p>
          <text:p text:style-name="P15"><text:a xlink:type="simple" xlink:href="#__RefHeading__752781_826425813" text:style-name="Index_20_Link" text:visited-style-name="Index_20_Link">1.3 <text:s text:c="2"/>Normative References<text:tab/>7</text:a></text:p>
          <text:p text:style-name="P15"><text:a xlink:type="simple" xlink:href="#__RefHeading__752783_826425813" text:style-name="Index_20_Link" text:visited-style-name="Index_20_Link">1.4 <text:s text:c="2"/>Non Normative References<text:tab/>9</text:a></text:p>
          <text:p text:style-name="P15"><text:a xlink:type="simple" xlink:href="#__RefHeading__752785_826425813" text:style-name="Index_20_Link" text:visited-style-name="Index_20_Link">1.5 <text:s text:c="2"/>Namespaces<text:tab/>9</text:a></text:p>
          <text:p text:style-name="P14"><text:a xlink:type="simple" xlink:href="#__RefHeading__752787_826425813" text:style-name="Index_20_Link" text:visited-style-name="Index_20_Link">2 <text:s text:c="2"/>Packages, Package Consumers and Package Producers<text:tab/>10</text:a></text:p>
          <text:p text:style-name="P15"><text:a xlink:type="simple" xlink:href="#__RefHeading__4812_1473967831" text:style-name="Index_20_Link" text:visited-style-name="Index_20_Link">2.1 <text:s text:c="2"/>Introduction<text:tab/>10</text:a></text:p>
          <text:p text:style-name="P15"><text:a xlink:type="simple" xlink:href="#__RefHeading__752789_826425813" text:style-name="Index_20_Link" text:visited-style-name="Index_20_Link">2.2 <text:s text:c="2"/>Package Conformance<text:tab/>10</text:a></text:p>
          <text:p text:style-name="P16"><text:a xlink:type="simple" xlink:href="#__RefHeading__752791_826425813" text:style-name="Index_20_Link" text:visited-style-name="Index_20_Link">2.2.1 <text:s text:c="2"/>OpenDocument Package<text:tab/>10</text:a></text:p>
          <text:p text:style-name="P16"><text:a xlink:type="simple" xlink:href="#__RefHeading__752793_826425813" text:style-name="Index_20_Link" text:visited-style-name="Index_20_Link">2.2.2 <text:s text:c="2"/>OpenDocument Extended Package<text:tab/>10</text:a></text:p>
          <text:p text:style-name="P15"><text:a xlink:type="simple" xlink:href="#__RefHeading__752795_826425813" text:style-name="Index_20_Link" text:visited-style-name="Index_20_Link">2.3 <text:s text:c="2"/>Producers<text:tab/>11</text:a></text:p>
          <text:p text:style-name="P16"><text:a xlink:type="simple" xlink:href="#__RefHeading__752797_826425813" text:style-name="Index_20_Link" text:visited-style-name="Index_20_Link">2.3.1 <text:s text:c="2"/>OpenDocument Package Producer<text:tab/>11</text:a></text:p>
          <text:p text:style-name="P16"><text:a xlink:type="simple" xlink:href="#__RefHeading__752799_826425813" text:style-name="Index_20_Link" text:visited-style-name="Index_20_Link">2.3.2 <text:s text:c="2"/>OpenDocument Package Extended Producer<text:tab/>11</text:a></text:p>
          <text:p text:style-name="P15"><text:a xlink:type="simple" xlink:href="#__RefHeading__752801_826425813" text:style-name="Index_20_Link" text:visited-style-name="Index_20_Link">2.4 <text:s text:c="2"/>OpenDocument Package Consumer<text:tab/>11</text:a></text:p>
          <text:p text:style-name="P14"><text:a xlink:type="simple" xlink:href="#__RefHeading__752803_826425813" text:style-name="Index_20_Link" text:visited-style-name="Index_20_Link">3 <text:s text:c="2"/>Packages<text:tab/>12</text:a></text:p>
          <text:p text:style-name="P15"><text:a xlink:type="simple" xlink:href="#__RefHeading__752805_826425813" text:style-name="Index_20_Link" text:visited-style-name="Index_20_Link">3.1 <text:s text:c="2"/>General<text:tab/>12</text:a></text:p>
          <text:p text:style-name="P15"><text:a xlink:type="simple" xlink:href="#__RefHeading__752807_826425813" text:style-name="Index_20_Link" text:visited-style-name="Index_20_Link">3.2 <text:s text:c="2"/>Manifest<text:tab/>12</text:a></text:p>
          <text:p text:style-name="P15"><text:a xlink:type="simple" xlink:href="#__RefHeading__752809_826425813" text:style-name="Index_20_Link" text:visited-style-name="Index_20_Link">3.3 <text:s text:c="2"/>MIME Media Type<text:tab/>12</text:a></text:p>
          <text:p text:style-name="P15"><text:a xlink:type="simple" xlink:href="#__RefHeading__752811_826425813" text:style-name="Index_20_Link" text:visited-style-name="Index_20_Link">3.4 <text:s text:c="2"/>Encryption<text:tab/>13</text:a></text:p>
          <text:p text:style-name="P16"><text:a xlink:type="simple" xlink:href="#__RefHeading__752813_826425813" text:style-name="Index_20_Link" text:visited-style-name="Index_20_Link">3.4.1 <text:s text:c="2"/>General<text:tab/>13</text:a></text:p>
          <text:p text:style-name="P16"><text:a xlink:type="simple" xlink:href="#__RefHeading__752815_826425813" text:style-name="Index_20_Link" text:visited-style-name="Index_20_Link">3.4.2 <text:s text:c="2"/>Encryption Process<text:tab/>13</text:a></text:p>
          <text:p text:style-name="P15"><text:a xlink:type="simple" xlink:href="#__RefHeading__752817_826425813" text:style-name="Index_20_Link" text:visited-style-name="Index_20_Link">3.5 <text:s text:c="2"/>Digital Signatures<text:tab/>14</text:a></text:p>
          <text:p text:style-name="P15"><text:a xlink:type="simple" xlink:href="#__RefHeading__752819_826425813" text:style-name="Index_20_Link" text:visited-style-name="Index_20_Link">3.6 <text:s text:c="2"/>Metadata<text:tab/>14</text:a></text:p>
          <text:p text:style-name="P15"><text:a xlink:type="simple" xlink:href="#__RefHeading__752821_826425813" text:style-name="Index_20_Link" text:visited-style-name="Index_20_Link">3.7 <text:s text:c="2"/>Usage of IRIs Within Packages<text:tab/>14</text:a></text:p>
          <text:p text:style-name="P15"><text:a xlink:type="simple" xlink:href="#__RefHeading__752823_826425813" text:style-name="Index_20_Link" text:visited-style-name="Index_20_Link">3.8 <text:s text:c="2"/>Preview Image<text:tab/>15</text:a></text:p>
          <text:p text:style-name="P15"><text:a xlink:type="simple" xlink:href="#__RefHeading___Toc11964_2705524876" text:style-name="Index_20_Link" text:visited-style-name="Index_20_Link">3.9 <text:s text:c="2"/>Interactions Between Encryption and Digital Signatures<text:tab/>16</text:a></text:p>
          <text:p text:style-name="P14"><text:a xlink:type="simple" xlink:href="#__RefHeading__752825_826425813" text:style-name="Index_20_Link" text:visited-style-name="Index_20_Link">4 <text:s text:c="2"/>Manifest File<text:tab/>17</text:a></text:p>
          <text:p text:style-name="P15"><text:a xlink:type="simple" xlink:href="#__RefHeading__752827_826425813" text:style-name="Index_20_Link" text:visited-style-name="Index_20_Link">4.1 <text:s text:c="2"/>Introduction<text:tab/>17</text:a></text:p>
          <text:p text:style-name="P15"><text:a xlink:type="simple" xlink:href="#__RefHeading__752829_826425813" text:style-name="Index_20_Link" text:visited-style-name="Index_20_Link">4.2 <text:s text:c="2"/>&lt;manifest:manifest&gt;<text:tab/>17</text:a></text:p>
          <text:p text:style-name="P15"><text:a xlink:type="simple" xlink:href="#__RefHeading__752831_826425813" text:style-name="Index_20_Link" text:visited-style-name="Index_20_Link">4.3 <text:s text:c="2"/>&lt;manifest:file-entry&gt;<text:tab/>17</text:a></text:p>
          <text:p text:style-name="P15"><text:a xlink:type="simple" xlink:href="#__RefHeading__752833_826425813" text:style-name="Index_20_Link" text:visited-style-name="Index_20_Link">4.4 <text:s text:c="2"/>&lt;manifest:encryption-data&gt;<text:tab/>17</text:a></text:p>
          <text:p text:style-name="P15"><text:soft-page-break/><text:a xlink:type="simple" xlink:href="#__RefHeading__752835_826425813" text:style-name="Index_20_Link" text:visited-style-name="Index_20_Link">4.5 <text:s text:c="2"/>&lt;manifest:algorithm&gt;<text:tab/>18</text:a></text:p>
          <text:p text:style-name="P15"><text:a xlink:type="simple" xlink:href="#__RefHeading__752837_826425813" text:style-name="Index_20_Link" text:visited-style-name="Index_20_Link">4.6 <text:s text:c="2"/>&lt;manifest:start-key-generation&gt;<text:tab/>18</text:a></text:p>
          <text:p text:style-name="P15"><text:a xlink:type="simple" xlink:href="#__RefHeading__752839_826425813" text:style-name="Index_20_Link" text:visited-style-name="Index_20_Link">4.7 <text:s text:c="2"/>&lt;manifest:key-derivation&gt;<text:tab/>18</text:a></text:p>
          <text:p text:style-name="P15"><text:a xlink:type="simple" xlink:href="#__RefHeading___Toc11966_2705524876" text:style-name="Index_20_Link" text:visited-style-name="Index_20_Link">4.8 <text:s text:c="2"/>&lt;manifest:encrypted-key&gt;<text:tab/>19</text:a></text:p>
          <text:p text:style-name="P15"><text:a xlink:type="simple" xlink:href="#__RefHeading___Toc11968_2705524876" text:style-name="Index_20_Link" text:visited-style-name="Index_20_Link">4.9 <text:s text:c="2"/>&lt;manifest:encryption-method&gt;<text:tab/>19</text:a></text:p>
          <text:p text:style-name="P15"><text:a xlink:type="simple" xlink:href="#__RefHeading___Toc11970_2705524876" text:style-name="Index_20_Link" text:visited-style-name="Index_20_Link">4.10 <text:s text:c="3"/>&lt;manifest:keyinfo&gt;<text:tab/>19</text:a></text:p>
          <text:p text:style-name="P15"><text:a xlink:type="simple" xlink:href="#__RefHeading___Toc11972_2705524876" text:style-name="Index_20_Link" text:visited-style-name="Index_20_Link">4.11 <text:s text:c="2"/>&lt;manifest:PGPData&gt;<text:tab/>19</text:a></text:p>
          <text:p text:style-name="P15"><text:a xlink:type="simple" xlink:href="#__RefHeading___Toc11974_2705524876" text:style-name="Index_20_Link" text:visited-style-name="Index_20_Link">4.12 <text:s text:c="2"/>&lt;manifest:PGPKeyID&gt;<text:tab/>19</text:a></text:p>
          <text:p text:style-name="P15"><text:a xlink:type="simple" xlink:href="#__RefHeading___Toc11976_2705524876" text:style-name="Index_20_Link" text:visited-style-name="Index_20_Link">4.13 <text:s text:c="2"/>&lt;manifest:PGPKeyPacket&gt;<text:tab/>20</text:a></text:p>
          <text:p text:style-name="P15"><text:a xlink:type="simple" xlink:href="#__RefHeading___Toc11978_2705524876" text:style-name="Index_20_Link" text:visited-style-name="Index_20_Link">4.14 <text:s text:c="2"/>&lt;manifest:CipherData&gt;<text:tab/>20</text:a></text:p>
          <text:p text:style-name="P15"><text:a xlink:type="simple" xlink:href="#__RefHeading___Toc11980_2705524876" text:style-name="Index_20_Link" text:visited-style-name="Index_20_Link">4.15 <text:s text:c="2"/>&lt;manifest:CipherValue&gt;<text:tab/>20</text:a></text:p>
          <text:p text:style-name="P15"><text:a xlink:type="simple" xlink:href="#__RefHeading__752841_826425813" text:style-name="Index_20_Link" text:visited-style-name="Index_20_Link">4.16 <text:s text:c="2"/>Manifest Attributes<text:tab/>20</text:a></text:p>
          <text:p text:style-name="P16"><text:a xlink:type="simple" xlink:href="#__RefHeading__752843_826425813" text:style-name="Index_20_Link" text:visited-style-name="Index_20_Link">4.16.1 <text:s text:c="2"/>manifest:algorithm-name<text:tab/>20</text:a></text:p>
          <text:p text:style-name="P16"><text:a xlink:type="simple" xlink:href="#__RefHeading__752845_826425813" text:style-name="Index_20_Link" text:visited-style-name="Index_20_Link">4.16.2 <text:s text:c="2"/>manifest:checksum<text:tab/>21</text:a></text:p>
          <text:p text:style-name="P16"><text:a xlink:type="simple" xlink:href="#__RefHeading__752847_826425813" text:style-name="Index_20_Link" text:visited-style-name="Index_20_Link">4.16.3 <text:s text:c="2"/>manifest:checksum-type<text:tab/>21</text:a></text:p>
          <text:p text:style-name="P16"><text:a xlink:type="simple" xlink:href="#__RefHeading__752849_826425813" text:style-name="Index_20_Link" text:visited-style-name="Index_20_Link">4.16.4 <text:s text:c="2"/>manifest:full-path<text:tab/>22</text:a></text:p>
          <text:p text:style-name="P16"><text:a xlink:type="simple" xlink:href="#__RefHeading__752851_826425813" text:style-name="Index_20_Link" text:visited-style-name="Index_20_Link">4.16.5 <text:s text:c="2"/>manifest:initialisation-vector<text:tab/>22</text:a></text:p>
          <text:p text:style-name="P16"><text:a xlink:type="simple" xlink:href="#__RefHeading__752853_826425813" text:style-name="Index_20_Link" text:visited-style-name="Index_20_Link">4.16.6 <text:s text:c="2"/>manifest:start-key-generation-name<text:tab/>22</text:a></text:p>
          <text:p text:style-name="P16"><text:a xlink:type="simple" xlink:href="#__RefHeading__752855_826425813" text:style-name="Index_20_Link" text:visited-style-name="Index_20_Link">4.16.7 <text:s text:c="2"/>manifest:key-size<text:tab/>23</text:a></text:p>
          <text:p text:style-name="P16"><text:a xlink:type="simple" xlink:href="#__RefHeading__752857_826425813" text:style-name="Index_20_Link" text:visited-style-name="Index_20_Link">4.16.8 <text:s text:c="2"/>manifest:iteration-count<text:tab/>23</text:a></text:p>
          <text:p text:style-name="P16"><text:a xlink:type="simple" xlink:href="#__RefHeading__752859_826425813" text:style-name="Index_20_Link" text:visited-style-name="Index_20_Link">4.16.9 <text:s text:c="2"/>manifest:key-derivation-name<text:tab/>23</text:a></text:p>
          <text:p text:style-name="P16"><text:a xlink:type="simple" xlink:href="#__RefHeading__752861_826425813" text:style-name="Index_20_Link" text:visited-style-name="Index_20_Link">4.16.10 <text:s text:c="2"/>manifest:media-type<text:tab/>24</text:a></text:p>
          <text:p text:style-name="P16"><text:a xlink:type="simple" xlink:href="#__RefHeading__752863_826425813" text:style-name="Index_20_Link" text:visited-style-name="Index_20_Link">4.16.11 <text:s text:c="2"/>manifest:preferred-view-mode<text:tab/>24</text:a></text:p>
          <text:p text:style-name="P16"><text:a xlink:type="simple" xlink:href="#__RefHeading__752865_826425813" text:style-name="Index_20_Link" text:visited-style-name="Index_20_Link">4.16.12 <text:s text:c="2"/>manifest:salt<text:tab/>24</text:a></text:p>
          <text:p text:style-name="P16"><text:a xlink:type="simple" xlink:href="#__RefHeading__752867_826425813" text:style-name="Index_20_Link" text:visited-style-name="Index_20_Link">4.16.13 <text:s text:c="2"/>manifest:size<text:tab/>25</text:a></text:p>
          <text:p text:style-name="P16"><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5"><text:a xlink:type="simple" xlink:href="#__RefHeading___Toc11982_2705524876" text:style-name="Index_20_Link" text:visited-style-name="Index_20_Link">4.17 <text:s text:c="2"/>manifest:PGPAlgorithm<text:tab/>25</text:a></text:p>
          <text:p text:style-name="P14"><text:a xlink:type="simple" xlink:href="#__RefHeading__752871_826425813" text:style-name="Index_20_Link" text:visited-style-name="Index_20_Link">5 <text:s text:c="2"/>Digital Signatures File<text:tab/>26</text:a></text:p>
          <text:p text:style-name="P15"><text:a xlink:type="simple" xlink:href="#__RefHeading__752873_826425813" text:style-name="Index_20_Link" text:visited-style-name="Index_20_Link">5.1 <text:s text:c="2"/>Introduction<text:tab/>26</text:a></text:p>
          <text:p text:style-name="P15"><text:a xlink:type="simple" xlink:href="#__RefHeading__752875_826425813" text:style-name="Index_20_Link" text:visited-style-name="Index_20_Link">5.2 <text:s text:c="2"/>&lt;dsig:document-signatures&gt;<text:tab/>26</text:a></text:p>
          <text:p text:style-name="P15"><text:a xlink:type="simple" xlink:href="#__RefHeading__752877_826425813" text:style-name="Index_20_Link" text:visited-style-name="Index_20_Link">5.3 <text:s text:c="2"/>&lt;ds:Signature&gt;<text:tab/>26</text:a></text:p>
          <text:p text:style-name="P15"><text:a xlink:type="simple" xlink:href="#__RefHeading__752879_826425813" text:style-name="Index_20_Link" text:visited-style-name="Index_20_Link">5.4 <text:s text:c="2"/>Digital Signatures Attributes<text:tab/>28</text:a></text:p>
          <text:p text:style-name="P16"><text:soft-page-break/><text:a xlink:type="simple" xlink:href="#__RefHeading__752881_826425813" text:style-name="Index_20_Link" text:visited-style-name="Index_20_Link">5.4.1 <text:s text:c="2"/>dsig:version<text:tab/>28</text:a></text:p>
          <text:p text:style-name="P14"><text:a xlink:type="simple" xlink:href="#__RefHeading__752883_826425813" text:style-name="Index_20_Link" text:visited-style-name="Index_20_Link">6 <text:s text:c="2"/>Metadata Manifest Files<text:tab/>29</text:a></text:p>
          <text:p text:style-name="P15"><text:a xlink:type="simple" xlink:href="#__RefHeading__752885_826425813" text:style-name="Index_20_Link" text:visited-style-name="Index_20_Link">6.1 <text:s text:c="2"/>General<text:tab/>29</text:a></text:p>
          <text:p text:style-name="P15"><text:a xlink:type="simple" xlink:href="#__RefHeading__752887_826425813" text:style-name="Index_20_Link" text:visited-style-name="Index_20_Link">6.2 <text:s text:c="2"/>pkg:Document<text:tab/>29</text:a></text:p>
          <text:p text:style-name="P15"><text:a xlink:type="simple" xlink:href="#__RefHeading__752889_826425813" text:style-name="Index_20_Link" text:visited-style-name="Index_20_Link">6.3 <text:s text:c="2"/>pkg:File<text:tab/>29</text:a></text:p>
          <text:p text:style-name="P15"><text:a xlink:type="simple" xlink:href="#__RefHeading__752891_826425813" text:style-name="Index_20_Link" text:visited-style-name="Index_20_Link">6.4 <text:s text:c="2"/>pkg:MetadataFile<text:tab/>29</text:a></text:p>
          <text:p text:style-name="P15"><text:a xlink:type="simple" xlink:href="#__RefHeading__752893_826425813" text:style-name="Index_20_Link" text:visited-style-name="Index_20_Link">6.5 <text:s text:c="2"/>pkg:Element<text:tab/>29</text:a></text:p>
          <text:p text:style-name="P15"><text:a xlink:type="simple" xlink:href="#__RefHeading__752895_826425813" text:style-name="Index_20_Link" text:visited-style-name="Index_20_Link">6.6 <text:s text:c="2"/>pkg:hasPart<text:tab/>29</text:a></text:p>
          <text:p text:style-name="P15"><text:a xlink:type="simple" xlink:href="#__RefHeading__752897_826425813" text:style-name="Index_20_Link" text:visited-style-name="Index_20_Link">6.7 <text:s text:c="2"/>pkg:mimeType<text:tab/>29</text:a></text:p>
          <text:p text:style-name="P14"><text:a xlink:type="simple" xlink:href="#__RefHeading__752899_826425813" text:style-name="Index_20_Link" text:visited-style-name="Index_20_Link">7 <text:s text:c="2"/>Datatypes<text:tab/>31</text:a></text:p>
          <text:p text:style-name="P15"><text:a xlink:type="simple" xlink:href="#__RefHeading__752901_826425813" text:style-name="Index_20_Link" text:visited-style-name="Index_20_Link">7.1 <text:s text:c="2"/>Introduction<text:tab/>31</text:a></text:p>
          <text:p text:style-name="P15"><text:a xlink:type="simple" xlink:href="#__RefHeading__752903_826425813" text:style-name="Index_20_Link" text:visited-style-name="Index_20_Link">7.2 <text:s text:c="2"/>W3C Schema Datatypes<text:tab/>31</text:a></text:p>
          <text:p text:style-name="P15"><text:a xlink:type="simple" xlink:href="#__RefHeading__752905_826425813" text:style-name="Index_20_Link" text:visited-style-name="Index_20_Link">7.3 <text:s text:c="2"/>Other Datatypes<text:tab/>31</text:a></text:p>
          <text:p text:style-name="P16"><text:a xlink:type="simple" xlink:href="#__RefHeading__752907_826425813" text:style-name="Index_20_Link" text:visited-style-name="Index_20_Link">7.3.1 <text:s text:c="2"/>namespacedToken<text:tab/>31</text:a></text:p>
          <text:p text:style-name="P14"><text:a xlink:type="simple" xlink:href="#__RefHeading__752909_826425813" text:style-name="Index_20_Link" text:visited-style-name="Index_20_Link">Appendix A <text:s/>Schemas<text:tab/>32</text:a></text:p>
          <text:p text:style-name="P15"><text:a xlink:type="simple" xlink:href="#__RefHeading__752911_826425813" text:style-name="Index_20_Link" text:visited-style-name="Index_20_Link">Appendix A.1 <text:s/>OpenDocument Manifest Schema<text:tab/>32</text:a></text:p>
          <text:p text:style-name="P15"><text:a xlink:type="simple" xlink:href="#__RefHeading__752913_826425813" text:style-name="Index_20_Link" text:visited-style-name="Index_20_Link">Appendix A.2 <text:s/>OpenDocument Digital Signature Schema<text:tab/>32</text:a></text:p>
          <text:p text:style-name="P14"><text:a xlink:type="simple" xlink:href="#__RefHeading__752915_826425813" text:style-name="Index_20_Link" text:visited-style-name="Index_20_Link">Appendix B <text:s/>OpenDocument Metadata Manifest Ontology<text:tab/>33</text:a></text:p>
          <text:p text:style-name="P14"><text:a xlink:type="simple" xlink:href="#__RefHeading__752917_826425813" text:style-name="Index_20_Link" text:visited-style-name="Index_20_Link">Appendix C <text:s/>Zip File Structure (Non normative)<text:tab/>34</text:a></text:p>
          <text:p text:style-name="P14"><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3"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6">[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6">[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1354568363" text:style-name="Document_20_Conformance">
        <text:list-item>
          <text:p text:style-name="P29">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9">It <text:span text:style-name="ISO_20_Keyword">shall</text:span> contain a file “META-INF/manifest.xml”. This file <text:span text:style-name="ISO_20_Keyword">shall</text:span> meet the following requirements:</text:p>
          <text:list>
            <text:list-item>
              <text:p text:style-name="P29">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9">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9">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9">It <text:span text:style-name="ISO_20_Keyword">should</text:span> contain a file “mimetype”.</text:p>
        </text:list-item>
        <text:list-item>
          <text:p text:style-name="P29">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9">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9">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9">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9">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9">The files listed in (B) and (D) meet the following requirements:</text:p>
          <text:list>
            <text:list-item>
              <text:p text:style-name="P29">They <text:span text:style-name="ISO_20_Keyword">shall</text:span> be namespace-well-formed with regard to the XML Namespaces specification <text:reference-ref text:reference-format="text" text:ref-name="nref-xml-names">[xml-names]</text:reference-ref>.</text:p>
            </text:list-item>
            <text:list-item>
              <text:p text:style-name="P29">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03103136762779" text:continue-numbering="true" text:style-name="Document_20_Conformance">
        <text:list-item>
          <text:p text:style-name="P29">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435450606" text:style-name="Generator_20_Conformance">
        <text:list-item>
          <text:p text:style-name="P30">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0">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392664981" text:style-name="Processor_20_Conformance">
        <text:list-item>
          <text:p text:style-name="P31">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1">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31">It <text:span text:style-name="ISO_20_Keyword">shall</text:span> be a nonvalidating XML processor with regard to the XML 1.0 specification <text:reference-ref text:reference-format="text" text:ref-name="nref-XML1.0">[XML1.0]</text:reference-ref>.</text:p>
            </text:list-item>
            <text:list-item>
              <text:p text:style-name="P31">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31">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03101420298126" text:continue-list="list3757503353" text:style-name="BulletedList">
        <text:list-item text:start-value="1">
          <text:p text:style-name="P32">A list of all of the files in the package (except those specifically excluded from the manifest).</text:p>
        </text:list-item>
        <text:list-item>
          <text:p text:style-name="P32">The MIME media type of each file in the package.</text:p>
        </text:list-item>
        <text:list-item>
          <text:p text:style-name="P32">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03101836217550" text:continue-list="list203101420298126" text:style-name="BulletedList">
        <text:list-item text:start-value="1">
          <text:p text:style-name="P32">the string 'PK' at position 0 of all zip files</text:p>
        </text:list-item>
        <text:list-item>
          <text:p text:style-name="P32">the string 'mimetype' beginning at position 30</text:p>
        </text:list-item>
        <text:list-item>
          <text:p text:style-name="P32">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605734258456"/>encryption<text:alphabetical-index-mark-end text:id="IMark2605734258456"/> process takes place in the following stages:</text:p>
      <text:list xml:id="list203102485312084" text:continue-list="list203101836217550" text:style-name="BulletedList">
        <text:list-item text:start-value="1">
          <text:p text:style-name="P32">A single start key is generated and used for all of the keys that will be derived.</text:p>
        </text:list-item>
        <text:list-item>
          <text:p text:style-name="P32">The derived key is generated based on the start key.</text:p>
        </text:list-item>
        <text:list-item>
          <text:p text:style-name="P32">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511698728" text:style-name="L1">
        <text:list-item>
          <text:p text:style-name="P33">The start key is generated: The byte sequence representing the password in UTF-8 is used to generate a 20-byte SHA1 digest (see <text:reference-ref text:reference-format="text" text:ref-name="nref-rfc3174">[RFC3174]</text:reference-ref>).</text:p>
        </text:list-item>
        <text:list-item>
          <text:p text:style-name="P33">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3"><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605252502" text:style-name="Numbering_20_1">
        <text:list-item>
          <text:p text:style-name="P28">The <text:span text:style-name="Def">file entry path</text:span> is the file name of the file within the Zip file which contains the relative IRI, including its relative path.</text:p>
        </text:list-item>
        <text:list-item>
          <text:p text:style-name="P28">The <text:span text:style-name="Def">package base IRI</text:span> is the base IRI which would be established for the package itself as defined in §5.1 of <text:reference-ref text:reference-format="text" text:ref-name="nref-rfc3986">[RFC3986]</text:reference-ref>.</text:p>
        </text:list-item>
        <text:list-item>
          <text:p text:style-name="P28">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8">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8">Otherwise the "relative-part" component of the relative IRI is copied into a <text:span text:style-name="Def">relative IRI buffer</text:span> and an empty <text:span text:style-name="Def">file entry path buffer</text:span> is created</text:p>
        </text:list-item>
        <text:list-item>
          <text:p text:style-name="P28">If the file entry path does contain a "/" character (U+002F, SOLIDUS) then the file path up to and including the last "/" character is copied into the file entry buffer.</text:p>
        </text:list-item>
        <text:list-item>
          <text:p text:style-name="P28"><text:soft-page-break/>If the relative IRI buffer starts with the character sequence "./" (U+002E, FULL STOP, followed by U+002F, SOLIDUS) then that character sequence it removed from the buffer. Continue with step 7.</text:p>
        </text:list-item>
        <text:list-item>
          <text:p text:style-name="P34">If the content of the relative IRI buffer is the character sequence "." (U+002E, FULL STOP), the content of the relative IRI buffer is removed. Continue with step 11.</text:p>
        </text:list-item>
        <text:list-item>
          <text:p text:style-name="P28">If the content of the relative IRI buffer is the character sequence ".." (U+002E, FULL STOP, followed by U+002E, FULL STOP) and</text:p>
          <text:list>
            <text:list-item>
              <text:p text:style-name="P28">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8">If a fragment buffer has been created and is not empty, its content may be resolved as fragment identifier, as defined by §3.5 of <text:reference-ref text:reference-format="text" text:ref-name="nref-rfc3986">[RFC3986]</text:reference-ref>.</text:p>
          <text:list>
            <text:list-item>
              <text:p text:style-name="P28">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8">The content of the file entry buffer is inserted into the relative IRI buffer before any existing content.</text:p>
        </text:list-item>
        <text:list-item>
          <text:p text:style-name="P28">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8">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4">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605734257976"/><text:span text:style-name="Element">&lt;manifest:file-entry&gt;</text:span><text:alphabetical-index-mark-end text:id="IMark2605734257976"/>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605734260472"/><text:span text:style-name="Element">&lt;manifest:encryption-data&gt;</text:span><text:alphabetical-index-mark-end text:id="IMark260573426047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605734262392"/><text:span text:style-name="Element">&lt;manifest:algorithm&gt;</text:span><text:alphabetical-index-mark-end text:id="IMark2605734262392"/>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text:span text:style-name="ISO_20_Keyword">shall not</text:span><text:span text:style-name="T9">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text:span text:style-name="ISO_20_Keyword">shall</text:span><text:span text:style-name="T9">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4"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605734260664"/><text:span text:style-name="Element">&lt;manifest:start-key-generation&gt;</text:span><text:alphabetical-index-mark-end text:id="IMark2605734260664"/>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605734261240"/><text:span text:style-name="Element">&lt;manifest:key-derivation&gt;</text:span><text:alphabetical-index-mark-end text:id="IMark260573426124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605734262392"/><text:span text:style-name="Attribute">manifest:algorithm-name</text:span><text:alphabetical-index-mark-end text:id="IMark2605734262392"/> attribute specifies the algorithm and mode used to encrypt a file entry. </text:p>
      <text:p text:style-name="Text_20_body">The defined values for the <text:span text:style-name="Attribute">manifest:algorithm-name</text:span> attribute are:</text:p>
      <text:list xml:id="list203101544210119" text:continue-list="list203102485312084" text:style-name="BulletedList">
        <text:list-item text:start-value="1">
          <text:p text:style-name="P32"><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32"><text:span text:style-name="Attribute_20_Value">Blowfish CFB</text:span>: The Blowfish algorithm in 8-bit CFB mode. See <text:reference-ref text:reference-format="text" text:ref-name="nref-schneier">[Schneier]</text:reference-ref>.</text:p>
        </text:list-item>
        <text:list-item>
          <text:p text:style-name="P32"><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03103430342045" text:continue-list="list203101544210119" text:style-name="BulletedList">
        <text:list-item text:start-value="1">
          <text:p text:style-name="P32"><text:span text:style-name="Attribute_20_Value">SHA1/1K</text:span>: SHA1 algorithm (see <text:reference-ref text:reference-format="text" text:ref-name="nref-rfc3174">[RFC3174]</text:reference-ref>) applied to first 1024 bytes of the compressed unencrypted file.</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605734260856"/><text:span text:style-name="Attribute">manifest:full-path</text:span><text:alphabetical-index-mark-end text:id="IMark2605734260856"/>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605734257592"/><text:span text:style-name="Attribute">manifest:start-key-generation-name</text:span><text:alphabetical-index-mark-end text:id="IMark2605734257592"/><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203101888014697" text:continue-list="list203103430342045" text:style-name="BulletedList">
        <text:list-item text:start-value="1">
          <text:p text:style-name="P32"><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text:span text:style-name="ISO_20_Keyword">shall</text:span><text:span text:style-name="T9">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5">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605734258936"/><text:span text:style-name="Attribute">manifest:key-size</text:span><text:alphabetical-index-mark-end text:id="IMark2605734258936"/>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605734258744"/><text:span text:style-name="Attribute">manifest:key-derivation-name</text:span><text:alphabetical-index-mark-end text:id="IMark2605734258744"/>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03101654113429" text:continue-list="list203101888014697" text:style-name="BulletedList">
        <text:list-item text:start-value="1">
          <text:p text:style-name="P32"><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2">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text:span text:style-name="ISO_20_Keyword">shall</text:span><text:span text:style-name="T9">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605734260088"/><text:span text:style-name="Attribute">manifest:media-type</text:span><text:alphabetical-index-mark-end text:id="IMark2605734260088"/> attribute specifies the MIME media type of a file or directory. See <text:reference-ref text:reference-format="text" text:ref-name="nref-rfc6838">[RFC6838]</text:reference-ref>.</text:p>
      <text:p text:style-name="Text_20_body">A <text:alphabetical-index-mark-start text:id="IMark2605734257304"/><text:span text:style-name="Attribute">manifest:media-type</text:span><text:alphabetical-index-mark-end text:id="IMark2605734257304"/>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attribute-manifest:preferred-view-mode"/><text:reference-mark-start text:name="line-141"/>manifest:preferred-view-mode<text:bookmark-end text:name="__RefHeading__752863_826425813"/><text:reference-mark-end text:name="line-141"/><text:reference-mark-end text:name="attribute-manifest:preferred-view-mode"/><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03102742564253" text:continue-list="list203101654113429" text:style-name="BulletedList">
        <text:list-item text:start-value="1">
          <text:p text:style-name="P32"><text:span text:style-name="Attribute_20_Value">edit</text:span>: The author's preference is to open the document as an editable document.</text:p>
        </text:list-item>
        <text:list-item>
          <text:p text:style-name="P32"><text:span text:style-name="Attribute_20_Value">presentation-slide-show</text:span>: The author's preference is to open the document as presentation slide show.</text:p>
        </text:list-item>
        <text:list-item>
          <text:p text:style-name="P32"><text:span text:style-name="Attribute_20_Value">read-only</text:span>: The author's preference is to open the document as a read-only document.</text:p>
        </text:list-item>
        <text:list-item>
          <text:p text:style-name="P32">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605734261816"/><text:span text:style-name="Attribute">manifest:size</text:span><text:alphabetical-index-mark-end text:id="IMark2605734261816"/>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2-dsig:document-signatures"/><text:reference-mark-start text:name="attribute-manifest:version_element-dsig:document-signatures"/><text:reference-mark-start text:name="DDE_LINK"/>&lt;dsig:document-signatures&gt;<text:bookmark-end text:name="__RefHeading__752875_826425813"/><text:reference-mark-end text:name="DDE_LINK"/><text:reference-mark-end text:name="attribute-manifest:version_element-dsig:document-signatures"/><text:reference-mark-end text:name="element2-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03101507509033" text:continue-list="list203102742564253" text:style-name="BulletedList">
        <text:list-item text:start-value="1">
          <text:p text:style-name="P32">the digital signature itself is valid, and</text:p>
        </text:list-item>
        <text:list-item>
          <text:p text:style-name="P32">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03102742596344" text:continue-list="list605252502" text:style-name="Numbering_20_1">
        <text:list-item text:start-value="1">
          <text:p text:style-name="P28">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8"><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8">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8">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974521811" text:style-name="Numbering_20_2">
        <text:list-item>
          <text:p text:style-name="P35">An <text:span text:style-name="Alien_20_Element">&lt;ds:Object &gt;</text:span> element containing a <text:span text:style-name="Alien_20_Element">&lt;ds:SignatureProperty&gt;</text:span> element with:</text:p>
          <text:list>
            <text:list-item>
              <text:p text:style-name="P35">An <text:span text:style-name="Alien_20_Attribute">Id</text:span> attribute with a value containing a unique identifier.</text:p>
            </text:list-item>
            <text:list-item>
              <text:p text:style-name="P35">A Target attribute corresponding to the <text:span text:style-name="Alien_20_Attribute">Id</text:span> attribute of the <text:span text:style-name="Alien_20_Element">&lt;ds:Signature&gt;</text:span> element.</text:p>
            </text:list-item>
            <text:list-item>
              <text:p text:style-name="P35">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5">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03102669205444" text:continue-list="list1974521811" text:style-name="Numbering_20_2">
        <text:list-item text:start-value="1">
          <text:p text:style-name="P35">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5">A &lt;xades:SigningTime&gt; element should be present as specified in <text:reference-ref text:reference-format="text" text:ref-name="nref-XAdES">[XAdES]</text:reference-ref><text:s/>section 7.2.1.</text:p>
        </text:list-item>
        <text:list-item>
          <text:p text:style-name="P35">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5">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5">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03102282077985" text:continue-list="list203101507509033" text:style-name="BulletedList">
        <text:list-item>
          <text:p text:style-name="P32"><text:reference-mark-start text:name="datatype-anyURI"/>anyURI<text:reference-mark-end text:name="datatype-anyURI"/></text:p>
        </text:list-item>
        <text:list-item>
          <text:p text:style-name="P32"><text:reference-mark-start text:name="datatype-base64Binary"/>base64Binary<text:reference-mark-end text:name="datatype-base64Binary"/></text:p>
        </text:list-item>
        <text:list-item>
          <text:p text:style-name="P32"><text:reference-mark-start text:name="datatype-nonNegativeInteger"/>nonNegativeInteger<text:reference-mark-end text:name="datatype-nonNegativeInteger"/></text:p>
        </text:list-item>
        <text:list-item text:start-value="1">
          <text:p text:style-name="P32"><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404954588"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03102245727617"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03101872530446" text:continue-list="list404954588"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03102089162358"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03103170880686"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203101772618856" text:continue-list="list203102245727617" text:style-name="Appendix">
        <text:list-header>
          <text:p text:style-name="P27">The OpenDocument specification has been divided into four parts and has been restructured.</text:p>
          <text:p text:style-name="P27">This appendix describes changes that are related to part 2 of this specification.</text:p>
          <text:p text:style-name="P27"/>
          <text:p text:style-name="P27">The following is a list of major features that have been added. For minor features please see the lists of new and changed elements and attributes.</text:p>
          <text:p text:style-name="P27"/>
          <text:p text:style-name="P27">The following sections have been changed:</text:p>
          <text:p text:style-name="P27">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7">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7">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7">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7">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7"/>
          <text:p text:style-name="P27">The following sections are new:</text:p>
          <text:p text:style-name="P27"/>
          <text:p text:style-name="P27">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7">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7"/>
          <text:p text:style-name="P27">The following elements are new:</text:p>
          <text:p text:style-name="P27"><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
          <text:p text:style-name="P27">The following attributes are new:</text:p>
          <text:p text:style-name="P27"><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7"/>
          <text:p text:style-name="P27">The description of the following elements changed:</text:p>
          <text:p text:style-name="P27"><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7">&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7">&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7">&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7">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os-part2-packages<text:tab/><text:tab/>27 April 2021</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1.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42" meta:word-count="9369" meta:character-count="68748" meta:non-whitespace-character-count="59922"/>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